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16379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Location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lice John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gineering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ew York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Bob Smi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keting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London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harlie B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les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Tokyo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Diana Pri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ydney</text:p>
          </table:table-cell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09-04T05:40:06</meta:creation-date>
    <dc:date>2025-09-04T05:40:06</dc:date>
    <meta:generator>LibreOffice/25.8.1.1$Windows_X86_64 LibreOffice_project/54047653041915e595ad4e45cccea684809c77b5</meta:generator>
    <meta:document-statistic meta:table-count="1" meta:cell-count="25" meta:object-count="0"/>
    <meta:user-defined meta:name="AppVersion">3.1</meta:user-defined>
  </office:meta>
</office:document-meta>
</file>